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3fa3" officeooo:paragraph-rsid="000a3fa3"/>
    </style:style>
    <style:style style:name="P2" style:family="paragraph" style:parent-style-name="Standard">
      <style:text-properties officeooo:rsid="000b2df8" officeooo:paragraph-rsid="000b2df8"/>
    </style:style>
    <style:style style:name="P3" style:family="paragraph" style:parent-style-name="Standard">
      <style:text-properties officeooo:rsid="000c81d4" officeooo:paragraph-rsid="000c81d4"/>
    </style:style>
    <style:style style:name="P4" style:family="paragraph" style:parent-style-name="Standard">
      <style:text-properties officeooo:rsid="000d5f41" officeooo:paragraph-rsid="000d5f41"/>
    </style:style>
    <style:style style:name="P5" style:family="paragraph" style:parent-style-name="Standard" style:master-page-name="Standard">
      <style:paragraph-properties style:page-number="auto"/>
      <style:text-properties fo:font-size="20pt" style:font-size-asian="20pt" style:font-size-complex="20pt"/>
    </style:style>
    <style:style style:name="P6" style:family="paragraph" style:parent-style-name="Standard">
      <style:text-properties style:text-line-through-style="none" style:text-line-through-type="none" officeooo:rsid="0039e294" officeooo:paragraph-rsid="000d5f41"/>
    </style:style>
    <style:style style:name="T1" style:family="text">
      <style:text-properties officeooo:rsid="000c81d4"/>
    </style:style>
    <style:style style:name="T2" style:family="text">
      <style:text-properties officeooo:rsid="000ed3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the</text:p>
      <text:p text:style-name="P1">21.12.21</text:p>
      <text:p text:style-name="P2">Normalform:</text:p>
      <text:p text:style-name="P2">f(x)=ax²<text:span text:style-name="T1">+bx+c</text:span></text:p>
      <text:p text:style-name="P3">Scheitelpunktform</text:p>
      <text:p text:style-name="P3">f(x)=a(x-d)²+e</text:p>
      <text:p text:style-name="P4">Faktorisierte Form</text:p>
      <text:p text:style-name="P4">f(x)=<text:span text:style-name="T2">a(x-x1)*(x-x2)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ußnotentext_20_Zchn" style:display-name="Fußnotentext Zchn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nus Horn</meta:initial-creator>
    <meta:editing-cycles>100</meta:editing-cycles>
    <meta:creation-date>2021-11-23T07:34:00</meta:creation-date>
    <dc:date>2021-12-21T15:22:57.072009684</dc:date>
    <meta:editing-duration>PT1H6M54S</meta:editing-duration>
    <meta:generator>LibreOffice/7.1.0.3$Windows_X86_64 LibreOffice_project/f6099ecf3d29644b5008cc8f48f42f4a40986e4c</meta:generator>
    <meta:document-statistic meta:table-count="0" meta:image-count="0" meta:object-count="0" meta:page-count="1" meta:paragraph-count="8" meta:word-count="13" meta:character-count="105" meta:non-whitespace-character-count="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